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llegalOutputFormTypeException.IllegalOutputFormTypeException( String forwardName , String actionName , FlowController flowController , String outputFormType , String require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llegalOutputFormTypeException.getRequir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legalOutputFormTypeException.getMessagePa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llegalOutputFormTypeException.getMessage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